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omputer Modern" svg:font-family="'Computer Modern'"/>
    <style:font-face style:name="DejaVu Sans" svg:font-family="'DejaVu Sans'" style:font-family-generic="system" style:font-pitch="variable"/>
    <style:font-face style:name="LMMono10" svg:font-family="LMMono10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Sans" svg:font-family="NotoSans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505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1cm" fo:min-width="0.421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84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4.3000001907349pt" style:font-size-asian="14.3000001907349pt" style:font-size-complex="14.3000001907349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10.8999996185303pt" style:font-size-asian="10.8999996185303pt" style:font-size-complex="10.8999996185303pt"/>
    </style:style>
    <style:style style:name="T1" style:family="text">
      <style:text-properties fo:color="#000000" loext:opacity="100%" style:font-name="NotoSans" fo:font-size="14.3000001907349pt" fo:font-weight="bold" style:font-name-asian="NotoSans" style:font-size-asian="14.3000001907349pt" style:font-weight-asian="bold" style:font-name-complex="NotoSans" style:font-size-complex="14.3000001907349pt" style:font-weight-complex="bold"/>
    </style:style>
    <style:style style:name="T2" style:family="text">
      <style:text-properties fo:color="#000000" loext:opacity="100%" style:font-name="NotoSans" fo:font-size="12pt" fo:font-weight="bold" style:font-name-asian="NotoSans" style:font-size-asian="12pt" style:font-weight-asian="bold" style:font-name-complex="NotoSans" style:font-size-complex="12pt" style:font-weight-complex="bold"/>
    </style:style>
    <style:style style:name="T3" style:family="text">
      <style:text-properties fo:color="#000000" loext:opacity="100%" style:font-name="NotoSans" fo:font-size="10.8999996185303pt" fo:font-weight="normal" style:font-name-asian="NotoSans" style:font-size-asian="10.8999996185303pt" style:font-weight-asian="normal" style:font-name-complex="NotoSans" style:font-size-complex="10.8999996185303pt" style:font-weight-complex="normal"/>
    </style:style>
    <style:style style:name="T4" style:family="text">
      <style:text-properties fo:color="#000000" loext:opacity="100%" style:font-name="LMMono10" fo:font-size="10.8999996185303pt" fo:font-weight="normal" style:font-name-asian="LMMono10" style:font-size-asian="10.8999996185303pt" style:font-weight-asian="normal" style:font-name-complex="LMMono10" style:font-size-complex="10.8999996185303pt" style:font-weight-complex="normal"/>
    </style:style>
    <style:style style:name="T5" style:family="text">
      <style:text-properties fo:color="#000000" loext:opacity="100%" style:font-name="NotoSans" fo:font-size="10.8999996185303pt" fo:font-weight="bold" style:font-name-asian="NotoSans" style:font-size-asian="10.8999996185303pt" style:font-weight-asian="bold" style:font-name-complex="NotoSans" style:font-size-complex="10.899999618530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0">
        <draw:frame draw:style-name="gr1" draw:text-style-name="P2" draw:layer="layout" svg:width="0.505cm" svg:height="0.691cm" svg:x="2cm" svg:y="2.346cm">
          <draw:text-box>
            <text:p text:style-name="P1"><text:span text:style-name="T1">3</text:span></text:p>
          </draw:text-box>
        </draw:frame>
        <draw:frame draw:style-name="gr1" draw:text-style-name="P2" draw:layer="layout" svg:width="16.272cm" svg:height="0.691cm" svg:x="2.796cm" svg:y="2.346cm">
          <draw:text-box>
            <text:p text:style-name="P1"><text:span text:style-name="T1">User Request: Multithreaded Minimum </text:span><text:span text:style-name="T1">Finder (I/O, Multithread-</text:span></text:p>
          </draw:text-box>
        </draw:frame>
        <draw:frame draw:style-name="gr1" draw:text-style-name="P2" draw:layer="layout" svg:width="5.648cm" svg:height="0.691cm" svg:x="2.796cm" svg:y="2.978cm">
          <draw:text-box>
            <text:p text:style-name="P1"><text:span text:style-name="T1">i</text:span><text:span text:style-name="T1">n</text:span><text:span text:style-name="T1">g</text:span><text:span text:style-name="T1">, </text:span><text:span text:style-name="T1">a</text:span><text:span text:style-name="T1">n</text:span><text:span text:style-name="T1">d</text:span><text:span text:style-name="T1"> </text:span><text:span text:style-name="T1">P</text:span><text:span text:style-name="T1">e</text:span><text:span text:style-name="T1">r</text:span><text:span text:style-name="T1">f</text:span><text:span text:style-name="T1">o</text:span><text:span text:style-name="T1">r</text:span><text:span text:style-name="T1">m</text:span><text:span text:style-name="T1">a</text:span><text:span text:style-name="T1">n</text:span><text:span text:style-name="T1">c</text:span><text:span text:style-name="T1">e</text:span><text:span text:style-name="T1">)</text:span></text:p>
          </draw:text-box>
        </draw:frame>
        <draw:frame draw:style-name="gr2" draw:text-style-name="P3" draw:layer="layout" svg:width="6.272cm" svg:height="0.577cm" svg:x="2cm" svg:y="4.035cm">
          <draw:text-box>
            <text:p text:style-name="P1"><text:span text:style-name="T2">Ja</text:span><text:span text:style-name="T2">va </text:span><text:span text:style-name="T2">Co</text:span><text:span text:style-name="T2">de</text:span><text:span text:style-name="T2">: </text:span><text:span text:style-name="T2">Mi</text:span><text:span text:style-name="T2">nF</text:span><text:span text:style-name="T2">in</text:span><text:span text:style-name="T2">de</text:span><text:span text:style-name="T2">rA</text:span><text:span text:style-name="T2">pp</text:span><text:span text:style-name="T2">.ja</text:span><text:span text:style-name="T2">va</text:span></text:p>
          </draw:text-box>
        </draw:frame>
        <draw:frame draw:style-name="gr3" draw:text-style-name="P4" draw:layer="layout" svg:width="13.834cm" svg:height="0.526cm" svg:x="2cm" svg:y="4.862cm">
          <draw:text-box>
            <text:p text:style-name="P1"><text:span text:style-name="T3">This program addresses all parts of your request (a-e) in a single application.</text:span></text:p>
          </draw:text-box>
        </draw:frame>
        <draw:frame draw:style-name="gr3" draw:text-style-name="P4" draw:layer="layout" svg:width="2.912cm" svg:height="0.526cm" svg:x="2cm" svg:y="5.757cm">
          <draw:text-box>
            <text:p text:style-name="P1"><text:span text:style-name="T4">import java.io.*;</text:span></text:p>
          </draw:text-box>
        </draw:frame>
        <draw:frame draw:style-name="gr3" draw:text-style-name="P4" draw:layer="layout" svg:width="3.155cm" svg:height="0.526cm" svg:x="2cm" svg:y="6.235cm">
          <draw:text-box>
            <text:p text:style-name="P1"><text:span text:style-name="T4">import java.util.*;</text:span></text:p>
          </draw:text-box>
        </draw:frame>
        <draw:frame draw:style-name="gr3" draw:text-style-name="P4" draw:layer="layout" svg:width="5.25cm" svg:height="0.526cm" svg:x="2cm" svg:y="6.713cm">
          <draw:text-box>
            <text:p text:style-name="P1"><text:span text:style-name="T4">import java.util.concurrent.*;</text:span></text:p>
          </draw:text-box>
        </draw:frame>
        <draw:frame draw:style-name="gr3" draw:text-style-name="P4" draw:layer="layout" svg:width="0.57cm" svg:height="0.526cm" svg:x="2cm" svg:y="7.669cm">
          <draw:text-box>
            <text:p text:style-name="P1"><text:span text:style-name="T4">/**</text:span></text:p>
          </draw:text-box>
        </draw:frame>
        <draw:frame draw:style-name="gr3" draw:text-style-name="P4" draw:layer="layout" svg:width="13.853cm" svg:height="0.526cm" svg:x="2.202cm" svg:y="8.147cm">
          <draw:text-box>
            <text:p text:style-name="P1"><text:span text:style-name="T4">* MinFinderApp: A complete program demonstrating file I/O, multithreading</text:span></text:p>
          </draw:text-box>
        </draw:frame>
        <draw:frame draw:style-name="gr3" draw:text-style-name="P4" draw:layer="layout" svg:width="13.287cm" svg:height="0.526cm" svg:x="2.202cm" svg:y="8.625cm">
          <draw:text-box>
            <text:p text:style-name="P1"><text:span text:style-name="T4">* (Callable/ExecutorService), and performance comparison for finding the</text:span></text:p>
          </draw:text-box>
        </draw:frame>
        <draw:frame draw:style-name="gr3" draw:text-style-name="P4" draw:layer="layout" svg:width="9.814cm" svg:height="0.526cm" svg:x="2.202cm" svg:y="9.103cm">
          <draw:text-box>
            <text:p text:style-name="P1"><text:span text:style-name="T4">* minimum value in a large array of random numbers.</text:span></text:p>
          </draw:text-box>
        </draw:frame>
        <draw:frame draw:style-name="gr3" draw:text-style-name="P4" draw:layer="layout" svg:width="0.384cm" svg:height="0.526cm" svg:x="2.202cm" svg:y="9.581cm">
          <draw:text-box>
            <text:p text:style-name="P1"><text:span text:style-name="T4">*/</text:span></text:p>
          </draw:text-box>
        </draw:frame>
        <draw:frame draw:style-name="gr3" draw:text-style-name="P4" draw:layer="layout" svg:width="4.972cm" svg:height="0.526cm" svg:x="2cm" svg:y="10.059cm">
          <draw:text-box>
            <text:p text:style-name="P1"><text:span text:style-name="T4">public class MinFinderApp {</text:span></text:p>
          </draw:text-box>
        </draw:frame>
        <draw:frame draw:style-name="gr3" draw:text-style-name="P4" draw:layer="layout" svg:width="12.615cm" svg:height="0.526cm" svg:x="2.808cm" svg:y="11.015cm">
          <draw:text-box>
            <text:p text:style-name="P1"><text:span text:style-name="T4">// --- Part C Helper: Callable Task for finding minimum in a subarray ---</text:span></text:p>
          </draw:text-box>
        </draw:frame>
        <draw:frame draw:style-name="gr3" draw:text-style-name="P4" draw:layer="layout" svg:width="0.57cm" svg:height="0.526cm" svg:x="2.808cm" svg:y="11.971cm">
          <draw:text-box>
            <text:p text:style-name="P1"><text:span text:style-name="T4">/**</text:span></text:p>
          </draw:text-box>
        </draw:frame>
        <draw:frame draw:style-name="gr3" draw:text-style-name="P4" draw:layer="layout" svg:width="14.171cm" svg:height="0.526cm" svg:x="3.01cm" svg:y="12.449cm">
          <draw:text-box>
            <text:p text:style-name="P1"><text:span text:style-name="T4">* Callable task that finds the minimum integer in a specified range of an array.</text:span></text:p>
          </draw:text-box>
        </draw:frame>
        <draw:frame draw:style-name="gr3" draw:text-style-name="P4" draw:layer="layout" svg:width="0.384cm" svg:height="0.526cm" svg:x="3.01cm" svg:y="12.927cm">
          <draw:text-box>
            <text:p text:style-name="P1"><text:span text:style-name="T4">*/</text:span></text:p>
          </draw:text-box>
        </draw:frame>
        <draw:frame draw:style-name="gr3" draw:text-style-name="P4" draw:layer="layout" svg:width="11.863cm" svg:height="0.526cm" svg:x="2.808cm" svg:y="13.405cm">
          <draw:text-box>
            <text:p text:style-name="P1"><text:span text:style-name="T4">private static class MinFinderTask implements Callable&lt;Integer&gt; {</text:span></text:p>
          </draw:text-box>
        </draw:frame>
        <draw:frame draw:style-name="gr3" draw:text-style-name="P4" draw:layer="layout" svg:width="3.993cm" svg:height="0.526cm" svg:x="3.616cm" svg:y="13.883cm">
          <draw:text-box>
            <text:p text:style-name="P1"><text:span text:style-name="T4">private final int[] data;</text:span></text:p>
          </draw:text-box>
        </draw:frame>
        <draw:frame draw:style-name="gr3" draw:text-style-name="P4" draw:layer="layout" svg:width="3.769cm" svg:height="0.526cm" svg:x="3.616cm" svg:y="14.361cm">
          <draw:text-box>
            <text:p text:style-name="P1"><text:span text:style-name="T4">private final int start;</text:span></text:p>
          </draw:text-box>
        </draw:frame>
        <draw:frame draw:style-name="gr3" draw:text-style-name="P4" draw:layer="layout" svg:width="3.624cm" svg:height="0.526cm" svg:x="3.616cm" svg:y="14.839cm">
          <draw:text-box>
            <text:p text:style-name="P1"><text:span text:style-name="T4">private final int end;</text:span></text:p>
          </draw:text-box>
        </draw:frame>
        <draw:frame draw:style-name="gr3" draw:text-style-name="P4" draw:layer="layout" svg:width="9.062cm" svg:height="0.526cm" svg:x="3.616cm" svg:y="15.795cm">
          <draw:text-box>
            <text:p text:style-name="P1"><text:span text:style-name="T4">public MinFinderTask(int[] data, int start, int end) {</text:span></text:p>
          </draw:text-box>
        </draw:frame>
        <draw:frame draw:style-name="gr3" draw:text-style-name="P4" draw:layer="layout" svg:width="2.907cm" svg:height="0.526cm" svg:x="4.425cm" svg:y="16.273cm">
          <draw:text-box>
            <text:p text:style-name="P1"><text:span text:style-name="T4">this.data = data;</text:span></text:p>
          </draw:text-box>
        </draw:frame>
        <draw:frame draw:style-name="gr3" draw:text-style-name="P4" draw:layer="layout" svg:width="2.966cm" svg:height="0.526cm" svg:x="4.425cm" svg:y="16.751cm">
          <draw:text-box>
            <text:p text:style-name="P1"><text:span text:style-name="T4">this.start = start;</text:span></text:p>
          </draw:text-box>
        </draw:frame>
        <draw:frame draw:style-name="gr3" draw:text-style-name="P4" draw:layer="layout" svg:width="2.675cm" svg:height="0.526cm" svg:x="4.425cm" svg:y="17.229cm">
          <draw:text-box>
            <text:p text:style-name="P1"><text:span text:style-name="T4">this.end = end;</text:span></text:p>
          </draw:text-box>
        </draw:frame>
        <draw:frame draw:style-name="gr3" draw:text-style-name="P4" draw:layer="layout" svg:width="0.384cm" svg:height="0.526cm" svg:x="3.616cm" svg:y="17.707cm">
          <draw:text-box>
            <text:p text:style-name="P1"><text:span text:style-name="T4">}</text:span></text:p>
          </draw:text-box>
        </draw:frame>
        <draw:frame draw:style-name="gr3" draw:text-style-name="P4" draw:layer="layout" svg:width="1.934cm" svg:height="0.526cm" svg:x="3.616cm" svg:y="18.663cm">
          <draw:text-box>
            <text:p text:style-name="P1"><text:span text:style-name="T4">@Override</text:span></text:p>
          </draw:text-box>
        </draw:frame>
        <draw:frame draw:style-name="gr3" draw:text-style-name="P4" draw:layer="layout" svg:width="6.937cm" svg:height="0.526cm" svg:x="3.616cm" svg:y="19.141cm">
          <draw:text-box>
            <text:p text:style-name="P1"><text:span text:style-name="T4">public Integer call() throws Exception {</text:span></text:p>
          </draw:text-box>
        </draw:frame>
        <draw:frame draw:style-name="gr3" draw:text-style-name="P4" draw:layer="layout" svg:width="8.832cm" svg:height="0.526cm" svg:x="4.425cm" svg:y="19.619cm">
          <draw:text-box>
            <text:p text:style-name="P1"><text:span text:style-name="T4">// Start with the maximum possible integer value</text:span></text:p>
          </draw:text-box>
        </draw:frame>
        <draw:frame draw:style-name="gr3" draw:text-style-name="P4" draw:layer="layout" svg:width="5.409cm" svg:height="0.526cm" svg:x="4.425cm" svg:y="20.097cm">
          <draw:text-box>
            <text:p text:style-name="P1"><text:span text:style-name="T4">int min = Integer.MAX_VALUE;</text:span></text:p>
          </draw:text-box>
        </draw:frame>
        <draw:frame draw:style-name="gr3" draw:text-style-name="P4" draw:layer="layout" svg:width="9.558cm" svg:height="0.526cm" svg:x="4.425cm" svg:y="20.575cm">
          <draw:text-box>
            <text:p text:style-name="P1"><text:span text:style-name="T4">// Iterate only over the assigned segment [start, end)</text:span></text:p>
          </draw:text-box>
        </draw:frame>
        <draw:frame draw:style-name="gr3" draw:text-style-name="P4" draw:layer="layout" svg:width="5.198cm" svg:height="0.526cm" svg:x="4.425cm" svg:y="21.053cm">
          <draw:text-box>
            <text:p text:style-name="P1"><text:span text:style-name="T4">for (int i = start; i &lt; end; i++) {</text:span></text:p>
          </draw:text-box>
        </draw:frame>
        <draw:frame draw:style-name="gr3" draw:text-style-name="P4" draw:layer="layout" svg:width="3.091cm" svg:height="0.526cm" svg:x="5.233cm" svg:y="21.531cm">
          <draw:text-box>
            <text:p text:style-name="P1"><text:span text:style-name="T4">if (data[i] &lt; min) {</text:span></text:p>
          </draw:text-box>
        </draw:frame>
        <draw:frame draw:style-name="gr3" draw:text-style-name="P4" draw:layer="layout" svg:width="2.385cm" svg:height="0.526cm" svg:x="6.041cm" svg:y="22.009cm">
          <draw:text-box>
            <text:p text:style-name="P1"><text:span text:style-name="T4">min = data[i];</text:span></text:p>
          </draw:text-box>
        </draw:frame>
        <draw:frame draw:style-name="gr3" draw:text-style-name="P4" draw:layer="layout" svg:width="0.384cm" svg:height="0.526cm" svg:x="5.233cm" svg:y="22.487cm">
          <draw:text-box>
            <text:p text:style-name="P1"><text:span text:style-name="T4">}</text:span></text:p>
          </draw:text-box>
        </draw:frame>
        <draw:frame draw:style-name="gr3" draw:text-style-name="P4" draw:layer="layout" svg:width="0.384cm" svg:height="0.526cm" svg:x="4.425cm" svg:y="22.965cm">
          <draw:text-box>
            <text:p text:style-name="P1"><text:span text:style-name="T4">}</text:span></text:p>
          </draw:text-box>
        </draw:frame>
        <draw:frame draw:style-name="gr3" draw:text-style-name="P4" draw:layer="layout" svg:width="2.054cm" svg:height="0.526cm" svg:x="4.425cm" svg:y="23.443cm">
          <draw:text-box>
            <text:p text:style-name="P1"><text:span text:style-name="T4">return min;</text:span></text:p>
          </draw:text-box>
        </draw:frame>
        <draw:frame draw:style-name="gr3" draw:text-style-name="P4" draw:layer="layout" svg:width="0.384cm" svg:height="0.526cm" svg:x="3.616cm" svg:y="23.921cm">
          <draw:text-box>
            <text:p text:style-name="P1"><text:span text:style-name="T4">}</text:span></text:p>
          </draw:text-box>
        </draw:frame>
        <draw:frame draw:style-name="gr3" draw:text-style-name="P4" draw:layer="layout" svg:width="0.384cm" svg:height="0.526cm" svg:x="2.808cm" svg:y="24.399cm">
          <draw:text-box>
            <text:p text:style-name="P1"><text:span text:style-name="T4">}</text:span></text:p>
          </draw:text-box>
        </draw:frame>
        <draw:frame draw:style-name="gr3" draw:text-style-name="P4" draw:layer="layout" svg:width="8.285cm" svg:height="0.526cm" svg:x="2.808cm" svg:y="25.355cm">
          <draw:text-box>
            <text:p text:style-name="P1"><text:span text:style-name="T4">// --- Utility Methods for I/O and Calculation ---</text:span></text:p>
          </draw:text-box>
        </draw:frame>
        <draw:frame draw:style-name="gr3" draw:text-style-name="P4" draw:layer="layout" svg:width="18.109cm" svg:height="0.526cm" svg:x="2.808cm" svg:y="26.311cm">
          <draw:text-box>
            <text:p text:style-name="P1"><text:span text:style-name="T4">// Part A: Generates random numbers and stores them in a file using Character Stream (PrintWriter).</text:span></text:p>
          </draw:text-box>
        </draw:frame>
        <draw:frame draw:style-name="gr3" draw:text-style-name="P4" draw:layer="layout" svg:width="20.992cm" svg:height="0.526cm" svg:x="2.808cm" svg:y="26.789cm">
          <draw:text-box>
            <text:p text:style-name="P1"><text:span text:style-name="T4">public static void generateAndWriteNumbers(String filename, int count, int minVal, int maxVal) throws IOException {</text:span></text:p>
          </draw:text-box>
        </draw:frame>
        <draw:frame draw:style-name="gr3" draw:text-style-name="P4" draw:layer="layout" svg:width="0.443cm" svg:height="0.526cm" svg:x="10.28cm" svg:y="27.843cm">
          <draw:text-box>
            <text:p text:style-name="P1"><text:span text:style-name="T3">13</text:span></text:p>
          </draw:text-box>
        </draw:frame>
      </draw:page>
      <draw:page draw:name="page2" draw:style-name="dp1" draw:master-page-name="master-page46">
        <draw:frame draw:style-name="gr3" draw:text-style-name="P4" draw:layer="layout" svg:width="6.622cm" svg:height="0.526cm" svg:x="3.616cm" svg:y="2.475cm">
          <draw:text-box>
            <text:p text:style-name="P1"><text:span text:style-name="T4">long startTime = System.nanoTime();</text:span></text:p>
          </draw:text-box>
        </draw:frame>
        <draw:frame draw:style-name="gr3" draw:text-style-name="P4" draw:layer="layout" svg:width="12.181cm" svg:height="0.526cm" svg:x="3.616cm" svg:y="2.953cm">
          <draw:text-box>
            <text:p text:style-name="P1"><text:span text:style-name="T4">try (PrintWriter writer = new PrintWriter(new FileWriter(filename))) {</text:span></text:p>
          </draw:text-box>
        </draw:frame>
        <draw:frame draw:style-name="gr3" draw:text-style-name="P4" draw:layer="layout" svg:width="4.922cm" svg:height="0.526cm" svg:x="4.425cm" svg:y="3.431cm">
          <draw:text-box>
            <text:p text:style-name="P1"><text:span text:style-name="T4">for (int i = 0; i &lt; count; i++) {</text:span></text:p>
          </draw:text-box>
        </draw:frame>
        <draw:frame draw:style-name="gr3" draw:text-style-name="P4" draw:layer="layout" svg:width="6.744cm" svg:height="0.526cm" svg:x="5.233cm" svg:y="3.909cm">
          <draw:text-box>
            <text:p text:style-name="P1"><text:span text:style-name="T4">// Math.random()*((max-min)+1)+min</text:span></text:p>
          </draw:text-box>
        </draw:frame>
        <draw:frame draw:style-name="gr3" draw:text-style-name="P4" draw:layer="layout" svg:width="13.886cm" svg:height="0.526cm" svg:x="5.233cm" svg:y="4.387cm">
          <draw:text-box>
            <text:p text:style-name="P1"><text:span text:style-name="T4">int randomNumber = (int) (Math.random() * ((maxVal - minVal) + 1) + minVal);</text:span></text:p>
          </draw:text-box>
        </draw:frame>
        <draw:frame draw:style-name="gr3" draw:text-style-name="P4" draw:layer="layout" svg:width="5.674cm" svg:height="0.526cm" svg:x="5.233cm" svg:y="4.865cm">
          <draw:text-box>
            <text:p text:style-name="P1"><text:span text:style-name="T4">writer.println(randomNumber);</text:span></text:p>
          </draw:text-box>
        </draw:frame>
        <draw:frame draw:style-name="gr3" draw:text-style-name="P4" draw:layer="layout" svg:width="0.384cm" svg:height="0.526cm" svg:x="4.425cm" svg:y="5.343cm">
          <draw:text-box>
            <text:p text:style-name="P1"><text:span text:style-name="T4">}</text:span></text:p>
          </draw:text-box>
        </draw:frame>
        <draw:frame draw:style-name="gr3" draw:text-style-name="P4" draw:layer="layout" svg:width="0.384cm" svg:height="0.526cm" svg:x="3.616cm" svg:y="5.821cm">
          <draw:text-box>
            <text:p text:style-name="P1"><text:span text:style-name="T4">}</text:span></text:p>
          </draw:text-box>
        </draw:frame>
        <draw:frame draw:style-name="gr3" draw:text-style-name="P4" draw:layer="layout" svg:width="6.477cm" svg:height="0.526cm" svg:x="3.616cm" svg:y="6.299cm">
          <draw:text-box>
            <text:p text:style-name="P1"><text:span text:style-name="T4">long endTime = System.nanoTime();</text:span></text:p>
          </draw:text-box>
        </draw:frame>
        <draw:frame draw:style-name="gr3" draw:text-style-name="P4" draw:layer="layout" svg:width="17.9cm" svg:height="0.526cm" svg:x="3.616cm" svg:y="6.777cm">
          <draw:text-box>
            <text:p text:style-name="P1"><text:span text:style-name="T4">System.out.printf("a. Generation and Write Time: %.2f ms%n", (endTime - startTime) / 1_000_000.0);</text:span></text:p>
          </draw:text-box>
        </draw:frame>
        <draw:frame draw:style-name="gr3" draw:text-style-name="P4" draw:layer="layout" svg:width="0.384cm" svg:height="0.526cm" svg:x="2.808cm" svg:y="7.255cm">
          <draw:text-box>
            <text:p text:style-name="P1"><text:span text:style-name="T4">}</text:span></text:p>
          </draw:text-box>
        </draw:frame>
        <draw:frame draw:style-name="gr3" draw:text-style-name="P4" draw:layer="layout" svg:width="12.047cm" svg:height="0.526cm" svg:x="2.808cm" svg:y="8.211cm">
          <draw:text-box>
            <text:p text:style-name="P1"><text:span text:style-name="T4">// Part B: Reads numbers from a file and stores them into an array.</text:span></text:p>
          </draw:text-box>
        </draw:frame>
        <draw:frame draw:style-name="gr3" draw:text-style-name="P4" draw:layer="layout" svg:width="15.888cm" svg:height="0.526cm" svg:x="2.808cm" svg:y="8.689cm">
          <draw:text-box>
            <text:p text:style-name="P1"><text:span text:style-name="T4">public static int[] readNumbersFromFile(String filename, int count) throws IOException {</text:span></text:p>
          </draw:text-box>
        </draw:frame>
        <draw:frame draw:style-name="gr3" draw:text-style-name="P4" draw:layer="layout" svg:width="6.622cm" svg:height="0.526cm" svg:x="3.616cm" svg:y="9.167cm">
          <draw:text-box>
            <text:p text:style-name="P1"><text:span text:style-name="T4">long startTime = System.nanoTime();</text:span></text:p>
          </draw:text-box>
        </draw:frame>
        <draw:frame draw:style-name="gr3" draw:text-style-name="P4" draw:layer="layout" svg:width="4.786cm" svg:height="0.526cm" svg:x="3.616cm" svg:y="9.645cm">
          <draw:text-box>
            <text:p text:style-name="P1"><text:span text:style-name="T4">int[] data = new int[count];</text:span></text:p>
          </draw:text-box>
        </draw:frame>
        <draw:frame draw:style-name="gr3" draw:text-style-name="P4" draw:layer="layout" svg:width="10.339cm" svg:height="0.526cm" svg:x="3.616cm" svg:y="10.123cm">
          <draw:text-box>
            <text:p text:style-name="P1"><text:span text:style-name="T4">try (Scanner scanner = new Scanner(new File(filename))) {</text:span></text:p>
          </draw:text-box>
        </draw:frame>
        <draw:frame draw:style-name="gr3" draw:text-style-name="P4" draw:layer="layout" svg:width="4.922cm" svg:height="0.526cm" svg:x="4.425cm" svg:y="10.601cm">
          <draw:text-box>
            <text:p text:style-name="P1"><text:span text:style-name="T4">for (int i = 0; i &lt; count; i++) {</text:span></text:p>
          </draw:text-box>
        </draw:frame>
        <draw:frame draw:style-name="gr3" draw:text-style-name="P4" draw:layer="layout" svg:width="4.584cm" svg:height="0.526cm" svg:x="5.233cm" svg:y="11.079cm">
          <draw:text-box>
            <text:p text:style-name="P1"><text:span text:style-name="T4">if (scanner.hasNextInt()) {</text:span></text:p>
          </draw:text-box>
        </draw:frame>
        <draw:frame draw:style-name="gr3" draw:text-style-name="P4" draw:layer="layout" svg:width="4.765cm" svg:height="0.526cm" svg:x="6.041cm" svg:y="11.557cm">
          <draw:text-box>
            <text:p text:style-name="P1"><text:span text:style-name="T4">data[i] = scanner.nextInt();</text:span></text:p>
          </draw:text-box>
        </draw:frame>
        <draw:frame draw:style-name="gr3" draw:text-style-name="P4" draw:layer="layout" svg:width="1.214cm" svg:height="0.526cm" svg:x="5.233cm" svg:y="12.035cm">
          <draw:text-box>
            <text:p text:style-name="P1"><text:span text:style-name="T4">} else {</text:span></text:p>
          </draw:text-box>
        </draw:frame>
        <draw:frame draw:style-name="gr3" draw:text-style-name="P4" draw:layer="layout" svg:width="13.049cm" svg:height="0.526cm" svg:x="6.041cm" svg:y="12.513cm">
          <draw:text-box>
            <text:p text:style-name="P1"><text:span text:style-name="T4">System.err.println("File ended prematurely. Stopping read at index " + i);</text:span></text:p>
          </draw:text-box>
        </draw:frame>
        <draw:frame draw:style-name="gr3" draw:text-style-name="P4" draw:layer="layout" svg:width="5.226cm" svg:height="0.526cm" svg:x="6.041cm" svg:y="12.991cm">
          <draw:text-box>
            <text:p text:style-name="P1"><text:span text:style-name="T4">data = Arrays.copyOf(data, i);</text:span></text:p>
          </draw:text-box>
        </draw:frame>
        <draw:frame draw:style-name="gr3" draw:text-style-name="P4" draw:layer="layout" svg:width="1.14cm" svg:height="0.526cm" svg:x="6.041cm" svg:y="13.469cm">
          <draw:text-box>
            <text:p text:style-name="P1"><text:span text:style-name="T4">break;</text:span></text:p>
          </draw:text-box>
        </draw:frame>
        <draw:frame draw:style-name="gr3" draw:text-style-name="P4" draw:layer="layout" svg:width="0.384cm" svg:height="0.526cm" svg:x="5.233cm" svg:y="13.947cm">
          <draw:text-box>
            <text:p text:style-name="P1"><text:span text:style-name="T4">}</text:span></text:p>
          </draw:text-box>
        </draw:frame>
        <draw:frame draw:style-name="gr3" draw:text-style-name="P4" draw:layer="layout" svg:width="0.384cm" svg:height="0.526cm" svg:x="4.425cm" svg:y="14.425cm">
          <draw:text-box>
            <text:p text:style-name="P1"><text:span text:style-name="T4">}</text:span></text:p>
          </draw:text-box>
        </draw:frame>
        <draw:frame draw:style-name="gr3" draw:text-style-name="P4" draw:layer="layout" svg:width="0.384cm" svg:height="0.526cm" svg:x="3.616cm" svg:y="14.903cm">
          <draw:text-box>
            <text:p text:style-name="P1"><text:span text:style-name="T4">}</text:span></text:p>
          </draw:text-box>
        </draw:frame>
        <draw:frame draw:style-name="gr3" draw:text-style-name="P4" draw:layer="layout" svg:width="6.477cm" svg:height="0.526cm" svg:x="3.616cm" svg:y="15.381cm">
          <draw:text-box>
            <text:p text:style-name="P1"><text:span text:style-name="T4">long endTime = System.nanoTime();</text:span></text:p>
          </draw:text-box>
        </draw:frame>
        <draw:frame draw:style-name="gr3" draw:text-style-name="P4" draw:layer="layout" svg:width="18.885cm" svg:height="0.526cm" svg:x="3.616cm" svg:y="15.859cm">
          <draw:text-box>
            <text:p text:style-name="P1"><text:span text:style-name="T4">System.out.printf("b. Reading and Array Storage Time: %.2f ms%n", (endTime - startTime) / 1_000_000.0);</text:span></text:p>
          </draw:text-box>
        </draw:frame>
        <draw:frame draw:style-name="gr3" draw:text-style-name="P4" draw:layer="layout" svg:width="2.164cm" svg:height="0.526cm" svg:x="3.616cm" svg:y="16.337cm">
          <draw:text-box>
            <text:p text:style-name="P1"><text:span text:style-name="T4">return data;</text:span></text:p>
          </draw:text-box>
        </draw:frame>
        <draw:frame draw:style-name="gr3" draw:text-style-name="P4" draw:layer="layout" svg:width="0.384cm" svg:height="0.526cm" svg:x="2.808cm" svg:y="16.815cm">
          <draw:text-box>
            <text:p text:style-name="P1"><text:span text:style-name="T4">}</text:span></text:p>
          </draw:text-box>
        </draw:frame>
        <draw:frame draw:style-name="gr3" draw:text-style-name="P4" draw:layer="layout" svg:width="16.601cm" svg:height="0.526cm" svg:x="2.808cm" svg:y="17.771cm">
          <draw:text-box>
            <text:p text:style-name="P1"><text:span text:style-name="T4">// Part C &amp; E: Finds the minimum value using multithreading (5 threads) and measures time.</text:span></text:p>
          </draw:text-box>
        </draw:frame>
        <draw:frame draw:style-name="gr3" draw:text-style-name="P4" draw:layer="layout" svg:width="21.089cm" svg:height="0.526cm" svg:x="2.808cm" svg:y="18.249cm">
          <draw:text-box>
            <text:p text:style-name="P1"><text:span text:style-name="T4">public static int findMinMultithreaded(int[] data, int numThreads) throws InterruptedException, ExecutionException {</text:span></text:p>
          </draw:text-box>
        </draw:frame>
        <draw:frame draw:style-name="gr3" draw:text-style-name="P4" draw:layer="layout" svg:width="11.27cm" svg:height="0.526cm" svg:x="3.616cm" svg:y="18.727cm">
          <draw:text-box>
            <text:p text:style-name="P1"><text:span text:style-name="T4">if (data == null || data.length == 0) return Integer.MIN_VALUE;</text:span></text:p>
          </draw:text-box>
        </draw:frame>
        <draw:frame draw:style-name="gr3" draw:text-style-name="P4" draw:layer="layout" svg:width="6.622cm" svg:height="0.526cm" svg:x="3.616cm" svg:y="19.683cm">
          <draw:text-box>
            <text:p text:style-name="P1"><text:span text:style-name="T4">long startTime = System.nanoTime();</text:span></text:p>
          </draw:text-box>
        </draw:frame>
        <draw:frame draw:style-name="gr3" draw:text-style-name="P4" draw:layer="layout" svg:width="13.3cm" svg:height="0.526cm" svg:x="3.616cm" svg:y="20.161cm">
          <draw:text-box>
            <text:p text:style-name="P1"><text:span text:style-name="T4">ExecutorService executor = Executors.newFixedThreadPool(numThreads);</text:span></text:p>
          </draw:text-box>
        </draw:frame>
        <draw:frame draw:style-name="gr3" draw:text-style-name="P4" draw:layer="layout" svg:width="9.103cm" svg:height="0.526cm" svg:x="3.616cm" svg:y="20.639cm">
          <draw:text-box>
            <text:p text:style-name="P1"><text:span text:style-name="T4">List&lt;Future&lt;Integer&gt;&gt; futures = new ArrayList&lt;&gt;();</text:span></text:p>
          </draw:text-box>
        </draw:frame>
        <draw:frame draw:style-name="gr3" draw:text-style-name="P4" draw:layer="layout" svg:width="4.839cm" svg:height="0.526cm" svg:x="3.616cm" svg:y="21.117cm">
          <draw:text-box>
            <text:p text:style-name="P1"><text:span text:style-name="T4">int arraySize = data.length;</text:span></text:p>
          </draw:text-box>
        </draw:frame>
        <draw:frame draw:style-name="gr3" draw:text-style-name="P4" draw:layer="layout" svg:width="7.707cm" svg:height="0.526cm" svg:x="3.616cm" svg:y="21.595cm">
          <draw:text-box>
            <text:p text:style-name="P1"><text:span text:style-name="T4">int segmentSize = arraySize / numThreads;</text:span></text:p>
          </draw:text-box>
        </draw:frame>
        <draw:frame draw:style-name="gr3" draw:text-style-name="P4" draw:layer="layout" svg:width="9.003cm" svg:height="0.526cm" svg:x="3.616cm" svg:y="22.551cm">
          <draw:text-box>
            <text:p text:style-name="P1"><text:span text:style-name="T4">// Divide the array into segments and create tasks</text:span></text:p>
          </draw:text-box>
        </draw:frame>
        <draw:frame draw:style-name="gr3" draw:text-style-name="P4" draw:layer="layout" svg:width="6.191cm" svg:height="0.526cm" svg:x="3.616cm" svg:y="23.029cm">
          <draw:text-box>
            <text:p text:style-name="P1"><text:span text:style-name="T4">for (int i = 0; i &lt; numThreads; i++) {</text:span></text:p>
          </draw:text-box>
        </draw:frame>
        <draw:frame draw:style-name="gr3" draw:text-style-name="P4" draw:layer="layout" svg:width="4.755cm" svg:height="0.526cm" svg:x="4.425cm" svg:y="23.507cm">
          <draw:text-box>
            <text:p text:style-name="P1"><text:span text:style-name="T4">int start = i * segmentSize;</text:span></text:p>
          </draw:text-box>
        </draw:frame>
        <draw:frame draw:style-name="gr3" draw:text-style-name="P4" draw:layer="layout" svg:width="11.628cm" svg:height="0.526cm" svg:x="4.425cm" svg:y="23.985cm">
          <draw:text-box>
            <text:p text:style-name="P1"><text:span text:style-name="T4">int end = (i == numThreads - 1) ? arraySize : (i + 1) * segmentSize;</text:span></text:p>
          </draw:text-box>
        </draw:frame>
        <draw:frame draw:style-name="gr3" draw:text-style-name="P4" draw:layer="layout" svg:width="13.175cm" svg:height="0.526cm" svg:x="4.425cm" svg:y="24.941cm">
          <draw:text-box>
            <text:p text:style-name="P1"><text:span text:style-name="T4">// Handle uneven division by ensuring the last thread gets the remainder</text:span></text:p>
          </draw:text-box>
        </draw:frame>
        <draw:frame draw:style-name="gr3" draw:text-style-name="P4" draw:layer="layout" svg:width="4.399cm" svg:height="0.526cm" svg:x="4.425cm" svg:y="25.419cm">
          <draw:text-box>
            <text:p text:style-name="P1"><text:span text:style-name="T4">if (i == numThreads - 1) {</text:span></text:p>
          </draw:text-box>
        </draw:frame>
        <draw:frame draw:style-name="gr3" draw:text-style-name="P4" draw:layer="layout" svg:width="2.874cm" svg:height="0.526cm" svg:x="5.233cm" svg:y="25.897cm">
          <draw:text-box>
            <text:p text:style-name="P1"><text:span text:style-name="T4">end = arraySize;</text:span></text:p>
          </draw:text-box>
        </draw:frame>
        <draw:frame draw:style-name="gr3" draw:text-style-name="P4" draw:layer="layout" svg:width="0.384cm" svg:height="0.526cm" svg:x="4.425cm" svg:y="26.374cm">
          <draw:text-box>
            <text:p text:style-name="P1"><text:span text:style-name="T4">}</text:span></text:p>
          </draw:text-box>
        </draw:frame>
        <draw:frame draw:style-name="gr3" draw:text-style-name="P4" draw:layer="layout" svg:width="0.443cm" svg:height="0.526cm" svg:x="10.28cm" svg:y="27.843cm">
          <draw:text-box>
            <text:p text:style-name="P1"><text:span text:style-name="T3">14</text:span></text:p>
          </draw:text-box>
        </draw:frame>
      </draw:page>
      <draw:page draw:name="page3" draw:style-name="dp1" draw:master-page-name="master-page49">
        <draw:frame draw:style-name="gr3" draw:text-style-name="P4" draw:layer="layout" svg:width="10.522cm" svg:height="0.526cm" svg:x="4.425cm" svg:y="2.953cm">
          <draw:text-box>
            <text:p text:style-name="P1"><text:span text:style-name="T4">MinFinderTask task = new MinFinderTask(data, start, end);</text:span></text:p>
          </draw:text-box>
        </draw:frame>
        <draw:frame draw:style-name="gr3" draw:text-style-name="P4" draw:layer="layout" svg:width="6.369cm" svg:height="0.526cm" svg:x="4.425cm" svg:y="3.431cm">
          <draw:text-box>
            <text:p text:style-name="P1"><text:span text:style-name="T4">futures.add(executor.submit(task));</text:span></text:p>
          </draw:text-box>
        </draw:frame>
        <draw:frame draw:style-name="gr3" draw:text-style-name="P4" draw:layer="layout" svg:width="0.384cm" svg:height="0.526cm" svg:x="3.616cm" svg:y="3.909cm">
          <draw:text-box>
            <text:p text:style-name="P1"><text:span text:style-name="T4">}</text:span></text:p>
          </draw:text-box>
        </draw:frame>
        <draw:frame draw:style-name="gr3" draw:text-style-name="P4" draw:layer="layout" svg:width="6.52cm" svg:height="0.526cm" svg:x="3.616cm" svg:y="4.865cm">
          <draw:text-box>
            <text:p text:style-name="P1"><text:span text:style-name="T4">int globalMin = Integer.MAX_VALUE;</text:span></text:p>
          </draw:text-box>
        </draw:frame>
        <draw:frame draw:style-name="gr3" draw:text-style-name="P4" draw:layer="layout" svg:width="8.396cm" svg:height="0.526cm" svg:x="3.616cm" svg:y="5.821cm">
          <draw:text-box>
            <text:p text:style-name="P1"><text:span text:style-name="T4">// Collect results and find the overall minimum</text:span></text:p>
          </draw:text-box>
        </draw:frame>
        <draw:frame draw:style-name="gr3" draw:text-style-name="P4" draw:layer="layout" svg:width="6.912cm" svg:height="0.526cm" svg:x="3.616cm" svg:y="6.299cm">
          <draw:text-box>
            <text:p text:style-name="P1"><text:span text:style-name="T4">for (Future&lt;Integer&gt; future : futures) {</text:span></text:p>
          </draw:text-box>
        </draw:frame>
        <draw:frame draw:style-name="gr3" draw:text-style-name="P4" draw:layer="layout" svg:width="8.373cm" svg:height="0.526cm" svg:x="4.425cm" svg:y="6.777cm">
          <draw:text-box>
            <text:p text:style-name="P1"><text:span text:style-name="T4">globalMin = Math.min(globalMin, future.get());</text:span></text:p>
          </draw:text-box>
        </draw:frame>
        <draw:frame draw:style-name="gr3" draw:text-style-name="P4" draw:layer="layout" svg:width="0.384cm" svg:height="0.526cm" svg:x="3.616cm" svg:y="7.255cm">
          <draw:text-box>
            <text:p text:style-name="P1"><text:span text:style-name="T4">}</text:span></text:p>
          </draw:text-box>
        </draw:frame>
        <draw:frame draw:style-name="gr3" draw:text-style-name="P4" draw:layer="layout" svg:width="3.843cm" svg:height="0.526cm" svg:x="3.616cm" svg:y="8.211cm">
          <draw:text-box>
            <text:p text:style-name="P1"><text:span text:style-name="T4">executor.shutdown();</text:span></text:p>
          </draw:text-box>
        </draw:frame>
        <draw:frame draw:style-name="gr3" draw:text-style-name="P4" draw:layer="layout" svg:width="6.477cm" svg:height="0.526cm" svg:x="3.616cm" svg:y="8.689cm">
          <draw:text-box>
            <text:p text:style-name="P1"><text:span text:style-name="T4">long endTime = System.nanoTime();</text:span></text:p>
          </draw:text-box>
        </draw:frame>
        <draw:frame draw:style-name="gr3" draw:text-style-name="P4" draw:layer="layout" svg:width="9.657cm" svg:height="0.526cm" svg:x="3.616cm" svg:y="9.167cm">
          <draw:text-box>
            <text:p text:style-name="P1"><text:span text:style-name="T4">double timeMs = (endTime - startTime) / 1_000_000.0;</text:span></text:p>
          </draw:text-box>
        </draw:frame>
        <draw:frame draw:style-name="gr3" draw:text-style-name="P4" draw:layer="layout" svg:width="16.817cm" svg:height="0.526cm" svg:x="3.616cm" svg:y="10.123cm">
          <draw:text-box>
            <text:p text:style-name="P1"><text:span text:style-name="T4">System.out.printf("c. Multithreaded Minimum (%d threads): %d%n", numThreads, globalMin);</text:span></text:p>
          </draw:text-box>
        </draw:frame>
        <draw:frame draw:style-name="gr3" draw:text-style-name="P4" draw:layer="layout" svg:width="11.515cm" svg:height="0.526cm" svg:x="3.616cm" svg:y="10.601cm">
          <draw:text-box>
            <text:p text:style-name="P1"><text:span text:style-name="T4">System.out.printf("e. Multithreaded Time: %.2f ms%n", timeMs);</text:span></text:p>
          </draw:text-box>
        </draw:frame>
        <draw:frame draw:style-name="gr3" draw:text-style-name="P4" draw:layer="layout" svg:width="3.165cm" svg:height="0.526cm" svg:x="3.616cm" svg:y="11.557cm">
          <draw:text-box>
            <text:p text:style-name="P1"><text:span text:style-name="T4">return globalMin;</text:span></text:p>
          </draw:text-box>
        </draw:frame>
        <draw:frame draw:style-name="gr3" draw:text-style-name="P4" draw:layer="layout" svg:width="0.384cm" svg:height="0.526cm" svg:x="2.808cm" svg:y="12.035cm">
          <draw:text-box>
            <text:p text:style-name="P1"><text:span text:style-name="T4">}</text:span></text:p>
          </draw:text-box>
        </draw:frame>
        <draw:frame draw:style-name="gr3" draw:text-style-name="P4" draw:layer="layout" svg:width="17.129cm" svg:height="0.526cm" svg:x="2.808cm" svg:y="12.991cm">
          <draw:text-box>
            <text:p text:style-name="P1"><text:span text:style-name="T4">// Part D &amp; E: Finds the minimum value using a single thread (main thread) and measures time.</text:span></text:p>
          </draw:text-box>
        </draw:frame>
        <draw:frame draw:style-name="gr3" draw:text-style-name="P4" draw:layer="layout" svg:width="9.186cm" svg:height="0.526cm" svg:x="2.808cm" svg:y="13.469cm">
          <draw:text-box>
            <text:p text:style-name="P1"><text:span text:style-name="T4">public static int findMinSingleThreaded(int[] data) {</text:span></text:p>
          </draw:text-box>
        </draw:frame>
        <draw:frame draw:style-name="gr3" draw:text-style-name="P4" draw:layer="layout" svg:width="11.27cm" svg:height="0.526cm" svg:x="3.616cm" svg:y="13.947cm">
          <draw:text-box>
            <text:p text:style-name="P1"><text:span text:style-name="T4">if (data == null || data.length == 0) return Integer.MIN_VALUE;</text:span></text:p>
          </draw:text-box>
        </draw:frame>
        <draw:frame draw:style-name="gr3" draw:text-style-name="P4" draw:layer="layout" svg:width="9.25cm" svg:height="0.526cm" svg:x="3.616cm" svg:y="14.903cm">
          <draw:text-box>
            <text:p text:style-name="P1"><text:span text:style-name="T4">// Part E: Start timing for single-threaded operation</text:span></text:p>
          </draw:text-box>
        </draw:frame>
        <draw:frame draw:style-name="gr3" draw:text-style-name="P4" draw:layer="layout" svg:width="6.622cm" svg:height="0.526cm" svg:x="3.616cm" svg:y="15.381cm">
          <draw:text-box>
            <text:p text:style-name="P1"><text:span text:style-name="T4">long startTime = System.nanoTime();</text:span></text:p>
          </draw:text-box>
        </draw:frame>
        <draw:frame draw:style-name="gr3" draw:text-style-name="P4" draw:layer="layout" svg:width="12.307cm" svg:height="0.526cm" svg:x="3.616cm" svg:y="16.337cm">
          <draw:text-box>
            <text:p text:style-name="P1"><text:span text:style-name="T4">// Part D: Find minimum without multithreading (using main thread)</text:span></text:p>
          </draw:text-box>
        </draw:frame>
        <draw:frame draw:style-name="gr3" draw:text-style-name="P4" draw:layer="layout" svg:width="5.409cm" svg:height="0.526cm" svg:x="3.616cm" svg:y="16.815cm">
          <draw:text-box>
            <text:p text:style-name="P1"><text:span text:style-name="T4">int min = Integer.MAX_VALUE;</text:span></text:p>
          </draw:text-box>
        </draw:frame>
        <draw:frame draw:style-name="gr3" draw:text-style-name="P4" draw:layer="layout" svg:width="3.76cm" svg:height="0.526cm" svg:x="3.616cm" svg:y="17.293cm">
          <draw:text-box>
            <text:p text:style-name="P1"><text:span text:style-name="T4">for (int value : data) {</text:span></text:p>
          </draw:text-box>
        </draw:frame>
        <draw:frame draw:style-name="gr3" draw:text-style-name="P4" draw:layer="layout" svg:width="2.897cm" svg:height="0.526cm" svg:x="4.425cm" svg:y="17.771cm">
          <draw:text-box>
            <text:p text:style-name="P1"><text:span text:style-name="T4">if (value &lt; min) {</text:span></text:p>
          </draw:text-box>
        </draw:frame>
        <draw:frame draw:style-name="gr3" draw:text-style-name="P4" draw:layer="layout" svg:width="2.19cm" svg:height="0.526cm" svg:x="5.233cm" svg:y="18.249cm">
          <draw:text-box>
            <text:p text:style-name="P1"><text:span text:style-name="T4">min = value;</text:span></text:p>
          </draw:text-box>
        </draw:frame>
        <draw:frame draw:style-name="gr3" draw:text-style-name="P4" draw:layer="layout" svg:width="0.384cm" svg:height="0.526cm" svg:x="4.425cm" svg:y="18.727cm">
          <draw:text-box>
            <text:p text:style-name="P1"><text:span text:style-name="T4">}</text:span></text:p>
          </draw:text-box>
        </draw:frame>
        <draw:frame draw:style-name="gr3" draw:text-style-name="P4" draw:layer="layout" svg:width="0.384cm" svg:height="0.526cm" svg:x="3.616cm" svg:y="19.205cm">
          <draw:text-box>
            <text:p text:style-name="P1"><text:span text:style-name="T4">}</text:span></text:p>
          </draw:text-box>
        </draw:frame>
        <draw:frame draw:style-name="gr3" draw:text-style-name="P4" draw:layer="layout" svg:width="6.477cm" svg:height="0.526cm" svg:x="3.616cm" svg:y="20.161cm">
          <draw:text-box>
            <text:p text:style-name="P1"><text:span text:style-name="T4">long endTime = System.nanoTime();</text:span></text:p>
          </draw:text-box>
        </draw:frame>
        <draw:frame draw:style-name="gr3" draw:text-style-name="P4" draw:layer="layout" svg:width="9.657cm" svg:height="0.526cm" svg:x="3.616cm" svg:y="20.639cm">
          <draw:text-box>
            <text:p text:style-name="P1"><text:span text:style-name="T4">double timeMs = (endTime - startTime) / 1_000_000.0;</text:span></text:p>
          </draw:text-box>
        </draw:frame>
        <draw:frame draw:style-name="gr3" draw:text-style-name="P4" draw:layer="layout" svg:width="12.408cm" svg:height="0.526cm" svg:x="3.616cm" svg:y="21.595cm">
          <draw:text-box>
            <text:p text:style-name="P1"><text:span text:style-name="T4">System.out.printf("d. Single-threaded (Main) Minimum: %d%n", min);</text:span></text:p>
          </draw:text-box>
        </draw:frame>
        <draw:frame draw:style-name="gr3" draw:text-style-name="P4" draw:layer="layout" svg:width="11.817cm" svg:height="0.526cm" svg:x="3.616cm" svg:y="22.073cm">
          <draw:text-box>
            <text:p text:style-name="P1"><text:span text:style-name="T4">System.out.printf("e. Single-threaded Time: %.2f ms%n", timeMs);</text:span></text:p>
          </draw:text-box>
        </draw:frame>
        <draw:frame draw:style-name="gr3" draw:text-style-name="P4" draw:layer="layout" svg:width="2.054cm" svg:height="0.526cm" svg:x="3.616cm" svg:y="23.029cm">
          <draw:text-box>
            <text:p text:style-name="P1"><text:span text:style-name="T4">return min;</text:span></text:p>
          </draw:text-box>
        </draw:frame>
        <draw:frame draw:style-name="gr3" draw:text-style-name="P4" draw:layer="layout" svg:width="0.384cm" svg:height="0.526cm" svg:x="2.808cm" svg:y="23.507cm">
          <draw:text-box>
            <text:p text:style-name="P1"><text:span text:style-name="T4">}</text:span></text:p>
          </draw:text-box>
        </draw:frame>
        <draw:frame draw:style-name="gr3" draw:text-style-name="P4" draw:layer="layout" svg:width="3.75cm" svg:height="0.526cm" svg:x="2.808cm" svg:y="24.463cm">
          <draw:text-box>
            <text:p text:style-name="P1"><text:span text:style-name="T4">// --- Main Method ---</text:span></text:p>
          </draw:text-box>
        </draw:frame>
        <draw:frame draw:style-name="gr3" draw:text-style-name="P4" draw:layer="layout" svg:width="6.752cm" svg:height="0.526cm" svg:x="2.808cm" svg:y="25.419cm">
          <draw:text-box>
            <text:p text:style-name="P1"><text:span text:style-name="T4">public static void main(String[] args) {</text:span></text:p>
          </draw:text-box>
        </draw:frame>
        <draw:frame draw:style-name="gr3" draw:text-style-name="P4" draw:layer="layout" svg:width="8.593cm" svg:height="0.526cm" svg:x="3.616cm" svg:y="25.897cm">
          <draw:text-box>
            <text:p text:style-name="P1"><text:span text:style-name="T4">final String FILENAME = "random_numbers.txt";</text:span></text:p>
          </draw:text-box>
        </draw:frame>
        <draw:frame draw:style-name="gr3" draw:text-style-name="P4" draw:layer="layout" svg:width="6.213cm" svg:height="0.526cm" svg:x="3.616cm" svg:y="26.374cm">
          <draw:text-box>
            <text:p text:style-name="P1"><text:span text:style-name="T4">final int NUMBERS_COUNT = 1000;</text:span></text:p>
          </draw:text-box>
        </draw:frame>
        <draw:frame draw:style-name="gr3" draw:text-style-name="P4" draw:layer="layout" svg:width="0.443cm" svg:height="0.526cm" svg:x="10.28cm" svg:y="27.843cm">
          <draw:text-box>
            <text:p text:style-name="P1"><text:span text:style-name="T3">15</text:span></text:p>
          </draw:text-box>
        </draw:frame>
      </draw:page>
      <draw:page draw:name="page4" draw:style-name="dp1" draw:master-page-name="master-page37">
        <draw:frame draw:style-name="gr3" draw:text-style-name="P4" draw:layer="layout" svg:width="4.426cm" svg:height="0.526cm" svg:x="3.616cm" svg:y="2.475cm">
          <draw:text-box>
            <text:p text:style-name="P1"><text:span text:style-name="T4">final int MIN_RANGE = 1;</text:span></text:p>
          </draw:text-box>
        </draw:frame>
        <draw:frame draw:style-name="gr3" draw:text-style-name="P4" draw:layer="layout" svg:width="5.576cm" svg:height="0.526cm" svg:x="3.616cm" svg:y="2.953cm">
          <draw:text-box>
            <text:p text:style-name="P1"><text:span text:style-name="T4">final int MAX_RANGE = 100000;</text:span></text:p>
          </draw:text-box>
        </draw:frame>
        <draw:frame draw:style-name="gr3" draw:text-style-name="P4" draw:layer="layout" svg:width="4.996cm" svg:height="0.526cm" svg:x="3.616cm" svg:y="3.431cm">
          <draw:text-box>
            <text:p text:style-name="P1"><text:span text:style-name="T4">final int NUM_THREADS = 5;</text:span></text:p>
          </draw:text-box>
        </draw:frame>
        <draw:frame draw:style-name="gr3" draw:text-style-name="P4" draw:layer="layout" svg:width="0.743cm" svg:height="0.526cm" svg:x="3.616cm" svg:y="4.387cm">
          <draw:text-box>
            <text:p text:style-name="P1"><text:span text:style-name="T4">try {</text:span></text:p>
          </draw:text-box>
        </draw:frame>
        <draw:frame draw:style-name="gr3" draw:text-style-name="P4" draw:layer="layout" svg:width="7.173cm" svg:height="0.526cm" svg:x="4.425cm" svg:y="4.865cm">
          <draw:text-box>
            <text:p text:style-name="P1"><text:span text:style-name="T4">// a. Generate and store numbers to file</text:span></text:p>
          </draw:text-box>
        </draw:frame>
        <draw:frame draw:style-name="gr3" draw:text-style-name="P4" draw:layer="layout" svg:width="7.761cm" svg:height="0.526cm" svg:x="4.425cm" svg:y="5.343cm">
          <draw:text-box>
            <text:p text:style-name="P1"><text:span text:style-name="T4">System.out.println("--- Starting File I/O ---");</text:span></text:p>
          </draw:text-box>
        </draw:frame>
        <draw:frame draw:style-name="gr3" draw:text-style-name="P4" draw:layer="layout" svg:width="15.646cm" svg:height="0.526cm" svg:x="4.425cm" svg:y="5.821cm">
          <draw:text-box>
            <text:p text:style-name="P1"><text:span text:style-name="T4">generateAndWriteNumbers(FILENAME, NUMBERS_COUNT, MIN_RANGE, MAX_RANGE);</text:span></text:p>
          </draw:text-box>
        </draw:frame>
        <draw:frame draw:style-name="gr3" draw:text-style-name="P4" draw:layer="layout" svg:width="6.964cm" svg:height="0.526cm" svg:x="4.425cm" svg:y="6.777cm">
          <draw:text-box>
            <text:p text:style-name="P1"><text:span text:style-name="T4">// b. Read numbers from file into array</text:span></text:p>
          </draw:text-box>
        </draw:frame>
        <draw:frame draw:style-name="gr3" draw:text-style-name="P4" draw:layer="layout" svg:width="12.704cm" svg:height="0.526cm" svg:x="4.425cm" svg:y="7.255cm">
          <draw:text-box>
            <text:p text:style-name="P1"><text:span text:style-name="T4">int[] numbers = readNumbersFromFile(FILENAME, NUMBERS_COUNT);</text:span></text:p>
          </draw:text-box>
        </draw:frame>
        <draw:frame draw:style-name="gr3" draw:text-style-name="P4" draw:layer="layout" svg:width="13.726cm" svg:height="0.526cm" svg:x="4.425cm" svg:y="7.733cm">
          <draw:text-box>
            <text:p text:style-name="P1"><text:span text:style-name="T4">System.out.printf("Numbers read into array (Size: %d)%n", numbers.length);</text:span></text:p>
          </draw:text-box>
        </draw:frame>
        <draw:frame draw:style-name="gr3" draw:text-style-name="P4" draw:layer="layout" svg:width="15.094cm" svg:height="0.526cm" svg:x="4.425cm" svg:y="8.689cm">
          <draw:text-box>
            <text:p text:style-name="P1"><text:span text:style-name="T4">System.out.println("\n--- Starting Minimum Search and Performance Comparison ---</text:span></text:p>
          </draw:text-box>
        </draw:frame>
        <draw:frame draw:style-name="gr3" draw:text-style-name="P4" draw:layer="layout" svg:width="0.384cm" svg:height="0.526cm" svg:x="2cm" svg:y="9.167cm">
          <draw:text-box>
            <text:p text:style-name="P1"><text:span text:style-name="T4">");</text:span></text:p>
          </draw:text-box>
        </draw:frame>
        <draw:frame draw:style-name="gr3" draw:text-style-name="P4" draw:layer="layout" svg:width="3.912cm" svg:height="0.526cm" svg:x="4.425cm" svg:y="10.123cm">
          <draw:text-box>
            <text:p text:style-name="P1"><text:span text:style-name="T4">// c, e (Multithreaded)</text:span></text:p>
          </draw:text-box>
        </draw:frame>
        <draw:frame draw:style-name="gr3" draw:text-style-name="P4" draw:layer="layout" svg:width="11.561cm" svg:height="0.526cm" svg:x="4.425cm" svg:y="10.601cm">
          <draw:text-box>
            <text:p text:style-name="P1"><text:span text:style-name="T4">int minMulti = findMinMultithreaded(numbers, NUM_THREADS);</text:span></text:p>
          </draw:text-box>
        </draw:frame>
        <draw:frame draw:style-name="gr3" draw:text-style-name="P4" draw:layer="layout" svg:width="4.265cm" svg:height="0.526cm" svg:x="4.425cm" svg:y="11.557cm">
          <draw:text-box>
            <text:p text:style-name="P1"><text:span text:style-name="T4">// d, e (Single-threaded)</text:span></text:p>
          </draw:text-box>
        </draw:frame>
        <draw:frame draw:style-name="gr3" draw:text-style-name="P4" draw:layer="layout" svg:width="9cm" svg:height="0.526cm" svg:x="4.425cm" svg:y="12.035cm">
          <draw:text-box>
            <text:p text:style-name="P1"><text:span text:style-name="T4">int minSingle = findMinSingleThreaded(numbers);</text:span></text:p>
          </draw:text-box>
        </draw:frame>
        <draw:frame draw:style-name="gr3" draw:text-style-name="P4" draw:layer="layout" svg:width="2.548cm" svg:height="0.526cm" svg:x="4.425cm" svg:y="12.991cm">
          <draw:text-box>
            <text:p text:style-name="P1"><text:span text:style-name="T4">// Cross-check</text:span></text:p>
          </draw:text-box>
        </draw:frame>
        <draw:frame draw:style-name="gr3" draw:text-style-name="P4" draw:layer="layout" svg:width="12.585cm" svg:height="0.526cm" svg:x="4.425cm" svg:y="13.469cm">
          <draw:text-box>
            <text:p text:style-name="P1"><text:span text:style-name="T4">String checkResult = (minMulti == minSingle) ? "SUCCESS" : "FAILURE";</text:span></text:p>
          </draw:text-box>
        </draw:frame>
        <draw:frame draw:style-name="gr3" draw:text-style-name="P4" draw:layer="layout" svg:width="18.518cm" svg:height="0.526cm" svg:x="4.425cm" svg:y="13.947cm">
          <draw:text-box>
            <text:p text:style-name="P1"><text:span text:style-name="T4">System.out.printf("\nCross-check (Multi vs Single): %s. Minimum Value: %d%n", checkResult, minMulti);</text:span></text:p>
          </draw:text-box>
        </draw:frame>
        <draw:frame draw:style-name="gr3" draw:text-style-name="P4" draw:layer="layout" svg:width="4.305cm" svg:height="0.526cm" svg:x="3.616cm" svg:y="14.903cm">
          <draw:text-box>
            <text:p text:style-name="P1"><text:span text:style-name="T4">} catch (IOException e) {</text:span></text:p>
          </draw:text-box>
        </draw:frame>
        <draw:frame draw:style-name="gr3" draw:text-style-name="P4" draw:layer="layout" svg:width="9.268cm" svg:height="0.526cm" svg:x="4.425cm" svg:y="15.381cm">
          <draw:text-box>
            <text:p text:style-name="P1"><text:span text:style-name="T4">System.err.println("\nI/O Error: " + e.getMessage());</text:span></text:p>
          </draw:text-box>
        </draw:frame>
        <draw:frame draw:style-name="gr3" draw:text-style-name="P4" draw:layer="layout" svg:width="9.932cm" svg:height="0.526cm" svg:x="3.616cm" svg:y="15.859cm">
          <draw:text-box>
            <text:p text:style-name="P1"><text:span text:style-name="T4">} catch (InterruptedException | ExecutionException e) {</text:span></text:p>
          </draw:text-box>
        </draw:frame>
        <draw:frame draw:style-name="gr3" draw:text-style-name="P4" draw:layer="layout" svg:width="11.399cm" svg:height="0.526cm" svg:x="4.425cm" svg:y="16.337cm">
          <draw:text-box>
            <text:p text:style-name="P1"><text:span text:style-name="T4">System.err.println("\nMultithreading Error: " + e.getMessage());</text:span></text:p>
          </draw:text-box>
        </draw:frame>
        <draw:frame draw:style-name="gr3" draw:text-style-name="P4" draw:layer="layout" svg:width="0.384cm" svg:height="0.526cm" svg:x="3.616cm" svg:y="16.815cm">
          <draw:text-box>
            <text:p text:style-name="P1"><text:span text:style-name="T4">}</text:span></text:p>
          </draw:text-box>
        </draw:frame>
        <draw:frame draw:style-name="gr3" draw:text-style-name="P4" draw:layer="layout" svg:width="0.384cm" svg:height="0.526cm" svg:x="2.808cm" svg:y="17.293cm">
          <draw:text-box>
            <text:p text:style-name="P1"><text:span text:style-name="T4">}</text:span></text:p>
          </draw:text-box>
        </draw:frame>
        <draw:frame draw:style-name="gr3" draw:text-style-name="P4" draw:layer="layout" svg:width="0.384cm" svg:height="0.526cm" svg:x="2cm" svg:y="17.771cm">
          <draw:text-box>
            <text:p text:style-name="P1"><text:span text:style-name="T4">}</text:span></text:p>
          </draw:text-box>
        </draw:frame>
        <draw:frame draw:style-name="gr2" draw:text-style-name="P3" draw:layer="layout" svg:width="3.56cm" svg:height="0.577cm" svg:x="2cm" svg:y="18.894cm">
          <draw:text-box>
            <text:p text:style-name="P1"><text:span text:style-name="T2">Expected Output</text:span></text:p>
          </draw:text-box>
        </draw:frame>
        <draw:frame draw:style-name="gr3" draw:text-style-name="P4" draw:layer="layout" svg:width="3.777cm" svg:height="0.526cm" svg:x="2cm" svg:y="19.721cm">
          <draw:text-box>
            <text:p text:style-name="P1"><text:span text:style-name="T4">--- Starting File I/O ---</text:span></text:p>
          </draw:text-box>
        </draw:frame>
        <draw:frame draw:style-name="gr3" draw:text-style-name="P4" draw:layer="layout" svg:width="6.928cm" svg:height="0.526cm" svg:x="2cm" svg:y="20.199cm">
          <draw:text-box>
            <text:p text:style-name="P1"><text:span text:style-name="T4">a. Generation and Write Time: 1.50 ms</text:span></text:p>
          </draw:text-box>
        </draw:frame>
        <draw:frame draw:style-name="gr3" draw:text-style-name="P4" draw:layer="layout" svg:width="7.912cm" svg:height="0.526cm" svg:x="2cm" svg:y="20.677cm">
          <draw:text-box>
            <text:p text:style-name="P1"><text:span text:style-name="T4">b. Reading and Array Storage Time: 2.05 ms</text:span></text:p>
          </draw:text-box>
        </draw:frame>
        <draw:frame draw:style-name="gr3" draw:text-style-name="P4" draw:layer="layout" svg:width="6.603cm" svg:height="0.526cm" svg:x="2cm" svg:y="21.155cm">
          <draw:text-box>
            <text:p text:style-name="P1"><text:span text:style-name="T4">Numbers read into array (Size: 1000)</text:span></text:p>
          </draw:text-box>
        </draw:frame>
        <draw:frame draw:style-name="gr3" draw:text-style-name="P4" draw:layer="layout" svg:width="11.104cm" svg:height="0.526cm" svg:x="2cm" svg:y="22.111cm">
          <draw:text-box>
            <text:p text:style-name="P1"><text:span text:style-name="T4">--- Starting Minimum Search and Performance Comparison ---</text:span></text:p>
          </draw:text-box>
        </draw:frame>
        <draw:frame draw:style-name="gr3" draw:text-style-name="P4" draw:layer="layout" svg:width="7.288cm" svg:height="0.526cm" svg:x="2cm" svg:y="22.589cm">
          <draw:text-box>
            <text:p text:style-name="P1"><text:span text:style-name="T4">c. Multithreaded Minimum (5 threads): 1</text:span></text:p>
          </draw:text-box>
        </draw:frame>
        <draw:frame draw:style-name="gr3" draw:text-style-name="P4" draw:layer="layout" svg:width="5.613cm" svg:height="0.526cm" svg:x="2cm" svg:y="23.066cm">
          <draw:text-box>
            <text:p text:style-name="P1"><text:span text:style-name="T4">e. Multithreaded Time: 0.15 ms</text:span></text:p>
          </draw:text-box>
        </draw:frame>
        <draw:frame draw:style-name="gr3" draw:text-style-name="P4" draw:layer="layout" svg:width="6.833cm" svg:height="0.526cm" svg:x="2cm" svg:y="23.545cm">
          <draw:text-box>
            <text:p text:style-name="P1"><text:span text:style-name="T4">d. Single-threaded (Main) Minimum: 1</text:span></text:p>
          </draw:text-box>
        </draw:frame>
        <draw:frame draw:style-name="gr3" draw:text-style-name="P4" draw:layer="layout" svg:width="5.914cm" svg:height="0.526cm" svg:x="2cm" svg:y="24.022cm">
          <draw:text-box>
            <text:p text:style-name="P1"><text:span text:style-name="T4">e. Single-threaded Time: 0.08 ms</text:span></text:p>
          </draw:text-box>
        </draw:frame>
        <draw:frame draw:style-name="gr3" draw:text-style-name="P4" draw:layer="layout" svg:width="10.396cm" svg:height="0.526cm" svg:x="2cm" svg:y="24.978cm">
          <draw:text-box>
            <text:p text:style-name="P1"><text:span text:style-name="T4">Cross-check (Multi vs Single): SUCCESS. Minimum Value: 1</text:span></text:p>
          </draw:text-box>
        </draw:frame>
        <draw:frame draw:style-name="gr3" draw:text-style-name="P4" draw:layer="layout" svg:width="0.443cm" svg:height="0.526cm" svg:x="10.28cm" svg:y="27.843cm">
          <draw:text-box>
            <text:p text:style-name="P1"><text:span text:style-name="T3">16</text:span></text:p>
          </draw:text-box>
        </draw:frame>
      </draw:page>
      <draw:page draw:name="page5" draw:style-name="dp1" draw:master-page-name="master-page37">
        <draw:frame draw:style-name="gr3" draw:text-style-name="P4" draw:layer="layout" svg:width="6.419cm" svg:height="0.526cm" svg:x="2cm" svg:y="2.475cm">
          <draw:text-box>
            <text:p text:style-name="P1"><text:span text:style-name="T5">Performance Comparison (Part e)</text:span></text:p>
          </draw:text-box>
        </draw:frame>
        <draw:frame draw:style-name="gr3" draw:text-style-name="P4" draw:layer="layout" svg:width="14.129cm" svg:height="0.526cm" svg:x="2cm" svg:y="3.263cm">
          <draw:text-box>
            <text:p text:style-name="P1"><text:span text:style-name="T3">The comparison demonstrates a core concept of multithreading performance:</text:span></text:p>
          </draw:text-box>
        </draw:frame>
        <draw:frame draw:style-name="gr3" draw:text-style-name="P4" draw:layer="layout" svg:width="0.384cm" svg:height="0.526cm" svg:x="2.446cm" svg:y="4.057cm">
          <draw:text-box>
            <text:p text:style-name="P1"><text:span text:style-name="T3">1.</text:span></text:p>
          </draw:text-box>
        </draw:frame>
        <draw:frame draw:style-name="gr3" draw:text-style-name="P4" draw:layer="layout" svg:width="1.991cm" svg:height="0.526cm" svg:x="2.962cm" svg:y="4.057cm">
          <draw:text-box>
            <text:p text:style-name="P1"><text:span text:style-name="T5">Overhead</text:span><text:span text:style-name="T3">:</text:span></text:p>
          </draw:text-box>
        </draw:frame>
        <draw:frame draw:style-name="gr3" draw:text-style-name="P4" draw:layer="layout" svg:width="13.794cm" svg:height="0.526cm" svg:x="5.101cm" svg:y="4.057cm">
          <draw:text-box>
            <text:p text:style-name="P1"><text:span text:style-name="T3">For small tasks like finding the minimum in 1000 numbers, the time taken to</text:span></text:p>
          </draw:text-box>
        </draw:frame>
        <draw:frame draw:style-name="gr3" draw:text-style-name="P4" draw:layer="layout" svg:width="15.873cm" svg:height="0.526cm" svg:x="2.962cm" svg:y="4.535cm">
          <draw:text-box>
            <text:p text:style-name="P1"><text:span text:style-name="T3">set up the</text:span><text:span text:style-name="T4"> ExecutorService</text:span><text:span text:style-name="T3"> and the 5</text:span><text:span text:style-name="T4"> Callable</text:span><text:span text:style-name="T3"> tasks, manage the threads, and collect the</text:span></text:p>
          </draw:text-box>
        </draw:frame>
        <draw:frame draw:style-name="gr3" draw:text-style-name="P4" draw:layer="layout" svg:width="15.817cm" svg:height="0.526cm" svg:x="2.962cm" svg:y="5.013cm">
          <draw:text-box>
            <text:p text:style-name="P1"><text:span text:style-name="T4">Future</text:span><text:span text:style-name="T3"> results (the</text:span><text:span text:style-name="T5"> overhead</text:span><text:span text:style-name="T3">) is often greater than the time saved by dividing the work.</text:span></text:p>
          </draw:text-box>
        </draw:frame>
        <draw:frame draw:style-name="gr3" draw:text-style-name="P4" draw:layer="layout" svg:width="0.384cm" svg:height="0.526cm" svg:x="2.446cm" svg:y="5.807cm">
          <draw:text-box>
            <text:p text:style-name="P1"><text:span text:style-name="T3">2.</text:span></text:p>
          </draw:text-box>
        </draw:frame>
        <draw:frame draw:style-name="gr3" draw:text-style-name="P4" draw:layer="layout" svg:width="5.769cm" svg:height="0.526cm" svg:x="2.962cm" svg:y="5.807cm">
          <draw:text-box>
            <text:p text:style-name="P1"><text:span text:style-name="T5">Single-threaded Performance</text:span><text:span text:style-name="T3">:</text:span></text:p>
          </draw:text-box>
        </draw:frame>
        <draw:frame draw:style-name="gr3" draw:text-style-name="P4" draw:layer="layout" svg:width="10.058cm" svg:height="0.526cm" svg:x="8.886cm" svg:y="5.807cm">
          <draw:text-box>
            <text:p text:style-name="P1"><text:span text:style-name="T3">On simple arrays, the single-threaded (main thread) ap-</text:span></text:p>
          </draw:text-box>
        </draw:frame>
        <draw:frame draw:style-name="gr3" draw:text-style-name="P4" draw:layer="layout" svg:width="10.249cm" svg:height="0.526cm" svg:x="2.962cm" svg:y="6.285cm">
          <draw:text-box>
            <text:p text:style-name="P1"><text:span text:style-name="T3">proach is typically faster because it avoids this overhead.</text:span></text:p>
          </draw:text-box>
        </draw:frame>
        <draw:frame draw:style-name="gr3" draw:text-style-name="P4" draw:layer="layout" svg:width="0.384cm" svg:height="0.526cm" svg:x="2.446cm" svg:y="7.079cm">
          <draw:text-box>
            <text:p text:style-name="P1"><text:span text:style-name="T3">3.</text:span></text:p>
          </draw:text-box>
        </draw:frame>
        <draw:frame draw:style-name="gr3" draw:text-style-name="P4" draw:layer="layout" svg:width="16.103cm" svg:height="0.526cm" svg:x="2.962cm" svg:y="7.079cm">
          <draw:text-box>
            <text:p text:style-name="P1"><text:span text:style-name="T5">Multithreading Benefit</text:span><text:span text:style-name="T3">: The benefit of multithreading becomes apparent when the task</text:span></text:p>
          </draw:text-box>
        </draw:frame>
        <draw:frame draw:style-name="gr3" draw:text-style-name="P4" draw:layer="layout" svg:width="15.877cm" svg:height="0.526cm" svg:x="2.962cm" svg:y="7.557cm">
          <draw:text-box>
            <text:p text:style-name="P1"><text:span text:style-name="T3">is</text:span><text:span text:style-name="T5"> much larger</text:span><text:span text:style-name="T3"> (e.g., millions of elements) or if the tasks involve</text:span><text:span text:style-name="T5"> waiting</text:span><text:span text:style-name="T3"> (like I/O opera-</text:span></text:p>
          </draw:text-box>
        </draw:frame>
        <draw:frame draw:style-name="gr3" draw:text-style-name="P4" draw:layer="layout" svg:width="12cm" svg:height="0.526cm" svg:x="2.962cm" svg:y="8.035cm">
          <draw:text-box>
            <text:p text:style-name="P1"><text:span text:style-name="T3">tions), where threads can do useful work while others are blocked.</text:span></text:p>
          </draw:text-box>
        </draw:frame>
        <draw:frame draw:style-name="gr3" draw:text-style-name="P4" draw:layer="layout" svg:width="0.443cm" svg:height="0.526cm" svg:x="10.28cm" svg:y="27.843cm">
          <draw:text-box>
            <text:p text:style-name="P1"><text:span text:style-name="T3">17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omputer Modern" svg:font-family="'Computer Modern'"/>
    <style:font-face style:name="DejaVu Sans" svg:font-family="'DejaVu Sans'" style:font-family-generic="system" style:font-pitch="variable"/>
    <style:font-face style:name="LMMono10" svg:font-family="LMMono10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Sans" svg:font-family="NotoSans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3.7cm" fo:margin-bottom="1cm" fo:margin-left="2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49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46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7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1-17T00:22:03.659403842</dc:date>
    <meta:editing-duration>PT2M28S</meta:editing-duration>
    <meta:editing-cycles>2</meta:editing-cycles>
    <meta:document-statistic meta:object-count="183"/>
    <meta:generator>LibreOffice/25.2.6.2$Linux_X86_64 LibreOffice_project/40d1a0e1d5bdf1afaeae24d9ece32bbb00fa66a4</meta:generator>
  </office:meta>
</office:document-meta>
</file>